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97cm" fo:min-width="2.359cm" style:writing-mode="lr-tb" loext:decorative="false"/>
      <style:paragraph-properties style:writing-mode="lr-tb"/>
    </style:style>
    <style:style style:name="gr2" style:family="graphic" style:parent-style-name="standard">
      <style:graphic-properties draw:textarea-horizontal-align="justify" draw:textarea-vertical-align="middle" draw:auto-grow-height="false" fo:min-height="1.338cm" fo:min-width="6.167cm" style:writing-mode="lr-tb" loext:decorative="false"/>
      <style:paragraph-properties style:writing-mode="lr-tb"/>
    </style:style>
    <style:style style:name="gr3" style:family="graphic" style:parent-style-name="objectwithoutfill">
      <style:graphic-properties draw:marker-end="Arrowheads_20_1" draw:marker-end-width="0.3cm" draw:fill="none" draw:textarea-vertical-align="middle" loext:decorative="false"/>
    </style:style>
    <style:style style:name="gr4" style:family="graphic" style:parent-style-name="standard">
      <style:graphic-properties draw:textarea-horizontal-align="justify" draw:textarea-vertical-align="middle" draw:auto-grow-height="false" fo:min-height="1.814cm" fo:min-width="2.676cm" style:writing-mode="lr-tb" loext:decorative="false"/>
      <style:paragraph-properties style:writing-mode="lr-tb"/>
    </style:style>
    <style:style style:name="gr5" style:family="graphic" style:parent-style-name="objectwithoutfill">
      <style:graphic-properties draw:marker-end="Arrowheads_20_2" draw:marker-end-width="0.3cm" draw:fill="none" draw:textarea-vertical-align="middle" loext:decorative="false"/>
    </style:style>
    <style:style style:name="gr6" style:family="graphic" style:parent-style-name="standard">
      <style:graphic-properties draw:textarea-horizontal-align="justify" draw:textarea-vertical-align="middle" draw:auto-grow-height="false" fo:min-height="1.814cm" fo:min-width="2.834cm" style:writing-mode="lr-tb" loext:decorative="false"/>
      <style:paragraph-properties style:writing-mode="lr-tb"/>
    </style:style>
    <style:style style:name="gr7" style:family="graphic" style:parent-style-name="objectwithoutfill">
      <style:graphic-properties draw:marker-end="Arrowheads_20_3" draw:marker-end-width="0.3cm" draw:fill="none" draw:textarea-vertical-align="middle" loext:decorative="false"/>
    </style:style>
    <style:style style:name="gr8" style:family="graphic" style:parent-style-name="objectwithoutfill">
      <style:graphic-properties draw:marker-end="Arrowheads_20_4" draw:marker-end-width="0.3cm" draw:fill="none" draw:textarea-vertical-align="middle" loext:decorative="false"/>
    </style:style>
    <style:style style:name="gr9" style:family="graphic" style:parent-style-name="standard">
      <style:graphic-properties draw:textarea-horizontal-align="justify" draw:textarea-vertical-align="middle" draw:auto-grow-height="false" fo:min-height="1.973cm" fo:min-width="3.469cm" style:writing-mode="lr-tb" loext:decorative="false"/>
      <style:paragraph-properties style:writing-mode="lr-tb"/>
    </style:style>
    <style:style style:name="gr10" style:family="graphic" style:parent-style-name="standard">
      <style:graphic-properties draw:textarea-horizontal-align="justify" draw:textarea-vertical-align="middle" draw:auto-grow-height="false" fo:min-height="1.497cm" fo:min-width="2.516cm" loext:decorative="false"/>
      <style:paragraph-properties style:writing-mode="lr-tb"/>
    </style:style>
    <style:style style:name="gr11" style:family="graphic" style:parent-style-name="standard">
      <style:graphic-properties draw:textarea-horizontal-align="justify" draw:textarea-vertical-align="middle" draw:auto-grow-height="false" fo:min-height="1.497cm" fo:min-width="3.946cm" loext:decorative="false"/>
      <style:paragraph-properties style:writing-mode="lr-tb"/>
    </style:style>
    <style:style style:name="gr12" style:family="graphic" style:parent-style-name="objectwithoutfill">
      <style:graphic-properties draw:fill="none" draw:textarea-vertical-align="middle" loext:decorative="false"/>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3.493cm" svg:x="1.635cm" svg:y="4.175cm">
          <text:p text:style-name="P1">Pick Venu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6.667cm" svg:height="1.588cm" svg:x="1.318cm" svg:y="0.682cm">
          <text:p text:style-name="P1">Start</text:p>
          <draw:enhanced-geometry svg:viewBox="0 0 21600 21600" draw:type="rectangle" draw:enhanced-path="M 0 0 L 21600 0 21600 21600 0 21600 0 0 Z N"/>
        </draw:custom-shape>
        <draw:line draw:style-name="gr3" draw:text-style-name="P3" draw:layer="layout" svg:x1="4.492cm" svg:y1="2.27cm" svg:x2="4.492cm" svg:y2="4.175cm">
          <text:p/>
        </draw:line>
        <draw:custom-shape draw:style-name="gr4" draw:text-style-name="P2" draw:layer="layout" svg:width="6.35cm" svg:height="4.127cm" svg:x="1.317cm" svg:y="8.937cm">
          <text:p text:style-name="P1">Pick Deck</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3" draw:layer="layout" svg:x1="4.492cm" svg:y1="7.667cm" svg:x2="4.492cm" svg:y2="8.937cm">
          <text:p/>
        </draw:line>
        <draw:custom-shape draw:style-name="gr6" draw:text-style-name="P2" draw:layer="layout" svg:width="6.668cm" svg:height="4.127cm" svg:x="1.317cm" svg:y="14.335cm">
          <text:p text:style-name="P1">Populate</text:p>
          <text:p text:style-name="P1">Crowd</text:p>
          <draw:enhanced-geometry svg:viewBox="0 0 21600 21600" draw:glue-points="10800 0 0 10800 10800 21600 21600 10800" draw:text-areas="5400 5400 16200 16200" draw:type="diamond" draw:enhanced-path="M 10800 0 L 21600 10800 10800 21600 0 10800 10800 0 Z N"/>
        </draw:custom-shape>
        <draw:line draw:style-name="gr7" draw:text-style-name="P3" draw:layer="layout" svg:x1="4.492cm" svg:y1="13.065cm" svg:x2="4.492cm" svg:y2="14.335cm">
          <text:p/>
        </draw:line>
        <draw:line draw:style-name="gr8" draw:text-style-name="P3" draw:layer="layout" svg:x1="4.492cm" svg:y1="18.462cm" svg:x2="4.492cm" svg:y2="20.367cm">
          <text:p/>
        </draw:line>
        <draw:custom-shape draw:style-name="gr9" draw:text-style-name="P2" draw:layer="layout" svg:width="7.937cm" svg:height="4.445cm" svg:x="12.747cm" svg:y="22.907cm">
          <text:p text:style-name="P1">Cards/Items</text:p>
          <text:p text:style-name="P1">Shop</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 draw:layer="layout" svg:width="6.032cm" svg:height="3.493cm" svg:x="1.635cm" svg:y="20.367cm">
          <text:p text:style-name="P1">Play joke</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 draw:layer="layout" svg:width="8.89cm" svg:height="3.493cm" svg:x="12.112cm" svg:y="1.317cm">
          <text:p text:style-name="P1">Check joke modifiers with audience</text:p>
          <draw:enhanced-geometry svg:viewBox="0 0 21600 21600" draw:glue-points="10800 0 0 10800 10800 21600 21600 10800" draw:text-areas="5400 5400 16200 16200" draw:type="diamond" draw:enhanced-path="M 10800 0 L 21600 10800 10800 21600 0 10800 10800 0 Z N"/>
        </draw:custom-shape>
        <draw:path draw:style-name="gr12" draw:text-style-name="P3" draw:layer="layout" svg:width="25.317cm" svg:height="9.316cm" draw:transform="rotate (-1.68179926722174) translate (16.6014165628981cm 0.854619236646434cm)" svg:viewBox="0 0 25318 9317" svg:d="M24070 9311c344 25 711-33 996-246 341-257 288-721 124-1039-190-367-506-650-851-895-340-242-700-434-1087-561-338-111-691-105-1042-157-349-52-694-106-1040-157-347-52-690-146-1042-157-344-11-690-110-1031-56-339 54-673 41-1014 79-361 40-730 49-1091 19-357-30-705-36-1063-52-346-15-689-86-1031-56-353 31-701 9-1048 83-369 78-750 16-1121 56-374 41-747 46-1119 58-341 10-683 3-1023 11-350 8-702 17-1052 49-351 32-706 37-1057 15-357-23-696 85-1056 15-362-71-718 69-1090 20-350-46-708 19-1061-19-342-36-691 47-1029-56-349-106-724-98-1057-292-342-198-734-275-1105-422-397-158-767-371-1064-667-282-280-561-583-690-981-112-343-136-690-184-1038-48-345-43-701-117-1044-77-360 40-702 124-1038l64-348 164-360 60-75">
          <text:p/>
        </draw:path>
        <draw:path draw:style-name="gr12" draw:text-style-name="P3" draw:layer="layout" svg:width="13.091cm" svg:height="26.933cm" draw:transform="rotate (-2.72341176481195) translate (16.791cm 27.306cm)" svg:viewBox="0 0 13092 26934" svg:d="M0 0c359 35 737 18 1072 179 315 152 632 301 947 458 322 160 581 381 919 520 329 135 592 390 893 583 321 205 645 386 954 608 295 214 647 341 937 566 272 212 569 395 847 598 321 236 625 494 929 748 302 253 648 448 958 685 321 246 699 389 1016 638 280 219 646 281 934 489 279 202 635 258 902 474 290 234 627 375 910 628 266 237 610 408 791 722 212 368-34 765-161 1117-120 332-269 649-396 974-124 318-286 614-352 958-65 335-217 646-320 971-107 336-198 678-303 1016-109 354-140 726-286 1060-146 337-246 680-410 1007-162 322-254 682-441 991-183 305-355 614-550 907-191 286-298 607-475 901-175 291-312 602-445 917-139 330-365 563-475 903-115 353-309 681-455 1022-147 344-298 684-423 1037-140 395-347 763-510 1147-155 366-235 758-420 1113-186 357-203 770-359 1139-147 349-148 746-299 1092-135 308-27 827-633 758-369-42-745 43-1110-11-338-49-667-134-985-289-303-147-846-831-902-475-174 1117-182-558 482-82l310 137 310 138 93 42">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9-20T21:16:56.412341400</meta:creation-date>
    <meta:editing-duration>P5DT21H14M40S</meta:editing-duration>
    <meta:editing-cycles>2</meta:editing-cycles>
    <meta:generator>LibreOffice/25.2.5.2$Windows_X86_64 LibreOffice_project/03d19516eb2e1dd5d4ccd751a0d6f35f35e08022</meta:generator>
    <dc:date>2025-09-26T18:41:46.645750300</dc:date>
    <meta:document-statistic meta:object-count="13"/>
  </office:meta>
</office:document-meta>
</file>